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307cm" fo:min-width="13.343cm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 style:list-style-name="L2">
      <style:graphic-properties draw:stroke="solid" svg:stroke-width="0.2cm" svg:stroke-color="#000000" draw:marker-start="Arrow" draw:marker-start-width="0.5cm" draw:marker-start-center="false" draw:marker-end="Arrow" draw:marker-end-width="0.5cm" draw:marker-end-center="false" draw:fill="solid" draw:fill-color="#729fcf" draw:textarea-horizontal-align="justify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17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88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svg:stroke-width="0.159cm" svg:stroke-color="#000000" draw:marker-start="Symmetric_20_Arrow" draw:marker-start-width="0.538cm" draw:marker-end="Symmetric_20_Arrow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false" fo:min-height="1.88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2cm" svg:stroke-color="#000000" draw:marker-start="Arrow" draw:marker-start-width="0.5cm" draw:marker-start-center="false" draw:marker-end="Arrow" draw:marker-end-width="0.5cm" draw:marker-end-center="false" draw:fill="solid" draw:fill-color="#729fcf" draw:textarea-horizontal-align="justify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88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843cm" svg:height="11.557cm" svg:x="7.477cm" svg:y="1.24cm">
          <text:p text:style-name="P1"><text:span text:style-name="T1">iob-yol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78cm" svg:y1="2.256cm" svg:x2="7.464cm" svg:y2="2.256cm">
          <text:p/>
        </draw:line>
        <draw:line draw:style-name="gr2" draw:text-style-name="P3" draw:layer="layout" svg:x1="5.178cm" svg:y1="3.256cm" svg:x2="7.464cm" svg:y2="3.256cm">
          <text:p/>
        </draw:line>
        <draw:frame draw:style-name="gr3" draw:text-style-name="P5" draw:layer="layout" svg:width="1.524cm" svg:height="1.119cm" svg:x="3.794cm" svg:y="1.659cm">
          <draw:text-box>
            <text:p text:style-name="P4"><text:span text:style-name="T2">clk</text:span></text:p>
          </draw:text-box>
        </draw:frame>
        <draw:frame draw:style-name="gr3" draw:text-style-name="P5" draw:layer="layout" svg:width="1.651cm" svg:height="1.119cm" svg:x="3.921cm" svg:y="2.651cm">
          <draw:text-box>
            <text:p text:style-name="P4"><text:span text:style-name="T2">rst</text:span></text:p>
          </draw:text-box>
        </draw:frame>
        <draw:line draw:style-name="gr4" draw:text-style-name="P6" draw:layer="layout" svg:x1="7.477cm" svg:y1="7.148cm" svg:x2="3.934cm" svg:y2="7.148cm">
          <text:p/>
        </draw:line>
        <draw:frame draw:style-name="gr5" draw:text-style-name="P8" draw:layer="layout" svg:width="3.222cm" svg:height="1.195cm" svg:x="0.699cm" svg:y="6.588cm">
          <draw:text-box>
            <text:p text:style-name="P7"><text:span text:style-name="T3">CPU i/f</text:span></text:p>
          </draw:text-box>
        </draw:frame>
        <draw:frame draw:style-name="gr6" draw:text-style-name="P10" draw:layer="layout" svg:width="3.81cm" svg:height="2.139cm" svg:x="9.239cm" svg:y="15.521cm">
          <draw:text-box>
            <text:p text:style-name="P9"><text:span text:style-name="T3">Memory</text:span><text:span text:style-name="T3"><text:line-break/></text:span><text:span text:style-name="T3">DMA i/f</text:span></text:p>
          </draw:text-box>
        </draw:frame>
        <draw:line draw:style-name="gr7" draw:text-style-name="P1" draw:layer="layout" svg:x1="11.144cm" svg:y1="12.978cm" svg:x2="11.144cm" svg:y2="15.518cm">
          <text:p/>
        </draw:line>
        <draw:frame draw:style-name="gr8" draw:text-style-name="P10" draw:layer="layout" svg:width="4.267cm" svg:height="2.139cm" svg:x="15.175cm" svg:y="15.498cm">
          <draw:text-box>
            <text:p text:style-name="P9"><text:span text:style-name="T3">Memory</text:span><text:span text:style-name="T3"><text:line-break/></text:span><text:span text:style-name="T3">Cache i/f</text:span></text:p>
          </draw:text-box>
        </draw:frame>
        <draw:line draw:style-name="gr7" draw:text-style-name="P1" draw:layer="layout" svg:x1="17.308cm" svg:y1="12.978cm" svg:x2="17.308cm" svg:y2="15.518cm">
          <text:p/>
        </draw:line>
        <draw:line draw:style-name="gr9" draw:text-style-name="P6" draw:layer="layout" svg:x1="25.117cm" svg:y1="7.148cm" svg:x2="21.574cm" svg:y2="7.148cm">
          <text:p/>
        </draw:line>
        <draw:frame draw:style-name="gr10" draw:text-style-name="P8" draw:layer="layout" svg:width="3.937cm" svg:height="2.139cm" svg:x="25.384cm" svg:y="6.565cm">
          <draw:text-box>
            <text:p text:style-name="P7"><text:span text:style-name="T3">UART i/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0:11:45.868141363</meta:creation-date>
    <dc:date>2021-02-03T10:22:27.266744586</dc:date>
    <meta:editing-duration>PT11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